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游明朝" svg:font-family="游明朝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HGP行書体" svg:font-family="HGP行書体" style:font-family-generic="script" style:font-pitch="variable" svg:panose-1="3 0 6 0 0 0 0 0 0 0"/>
    <style:font-face style:name="游ゴシック Light" svg:font-family="游ゴシック Light" style:font-family-generic="modern" style:font-pitch="variable" svg:panose-1="2 11 3 0 0 0 0 0 0 0"/>
  </office:font-face-decls>
  <office:automatic-styles>
    <style:style style:name="P1" style:parent-style-name="標準" style:master-page-name="MP0" style:family="paragraph">
      <style:paragraph-properties fo:break-before="page"/>
    </style:style>
    <style:style style:name="T2" style:parent-style-name="段落フォント" style:family="text">
      <style:text-properties style:font-name="HGP行書体" style:font-name-asian="HGP行書体" fo:font-size="11pt" style:font-size-asian="11pt"/>
    </style:style>
    <style:style style:name="T3" style:parent-style-name="段落フォント" style:family="text">
      <style:text-properties style:font-name="HGP行書体" style:font-name-asian="HGP行書体" fo:font-size="11pt" style:font-size-asian="11pt"/>
    </style:style>
    <style:style style:name="T4" style:parent-style-name="段落フォント" style:family="text">
      <style:text-properties style:font-name="HGP行書体" style:font-name-asian="HGP行書体" fo:font-size="11pt" style:font-size-asian="11pt"/>
    </style:style>
  </office:automatic-styles>
  <office:body>
    <office:text text:use-soft-page-breaks="true">
      <text:p text:style-name="P1"><text:span text:style-name="T2">山梨県北杜市にある八ヶ岳のほど近く、保養所や別荘地が立ち並ぶ緑の木立の中にある清里高原荘は、</text:span><text:span text:style-name="T3">2014</text:span><text:span text:style-name="T4">年にリニューアルした保養所です。良質な源泉から湧き出る掛け流し温泉は、一度の入浴でお肌がすべすべになるとご好評をいただいています。広々としたお部屋からは、八ヶ岳を見渡せ、ゆっくりとした時間を過ごせます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游明朝" svg:font-family="游明朝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HGP行書体" svg:font-family="HGP行書体" style:font-family-generic="script" style:font-pitch="variable" svg:panose-1="3 0 6 0 0 0 0 0 0 0"/>
    <style:font-face style:name="游ゴシック Light" svg:font-family="游ゴシック Light" style:font-family-generic="modern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833in"/>
      <style:text-properties style:font-name="游明朝" style:font-name-asian="游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標準" style:display-name="標準" style:family="paragraph">
      <style:paragraph-properties fo:widows="0" fo:orphans="0" fo:text-align="justify"/>
      <style:text-properties fo:hyphenate="false"/>
    </style:style>
    <style:style style:name="段落フォント" style:display-name="段落フォント" style:family="text"/>
    <style:style style:name="ヘッダー" style:display-name="ヘッダ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ヘッダー文字" style:display-name="ヘッダー (文字)" style:family="text" style:parent-style-name="段落フォント"/>
    <style:style style:name="フッター" style:display-name="フッタ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フッター文字" style:display-name="フッター (文字)" style:family="text" style:parent-style-name="段落フォント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3784in" fo:margin-left="1.1812in" fo:margin-bottom="1.1812in" fo:margin-right="1.1812in" style:num-format="1" style:writing-mode="lr-tb" style:layout-grid-mode="line" style:layout-grid-lines="36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ライティング</meta:initial-creator>
    <dc:creator>ライティング</dc:creator>
    <meta:creation-date>2016-10-07T01:10:00Z</meta:creation-date>
    <dc:date>2016-10-07T02:59:00Z</dc:date>
    <meta:template xlink:href="Normal" xlink:type="simple"/>
    <meta:editing-cycles>3</meta:editing-cycles>
    <meta:editing-duration>PT120S</meta:editing-duration>
    <meta:document-statistic meta:page-count="1" meta:paragraph-count="1" meta:word-count="22" meta:character-count="151" meta:row-count="1" meta:non-whitespace-character-count="130"/>
  </office:meta>
</office:document-meta>
</file>